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c17b6" officeooo:paragraph-rsid="000c17b6"/>
    </style:style>
    <style:style style:name="P2" style:family="paragraph" style:parent-style-name="Text_20_body">
      <style:text-properties officeooo:rsid="000cc239" officeooo:paragraph-rsid="000cc239"/>
    </style:style>
    <style:style style:name="T1" style:family="text">
      <style:text-properties officeooo:rsid="000c17b6"/>
    </style:style>
    <style:style style:name="T2" style:family="text">
      <style:text-properties officeooo:rsid="000cc2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itronnade</text:p>
      <text:p text:style-name="Text_20_body"/>
      <text:h text:style-name="Heading_20_1" text:outline-level="1">Ingrédients :</text:h>
      <text:p text:style-name="Text_20_body">- <text:span text:style-name="T1">250g de jus et pulpe de citrons (soit entre 3 et 5 citrons)</text:span></text:p>
      <text:p text:style-name="Text_20_body">- <text:span text:style-name="T1">75g de zestes de citrons</text:span></text:p>
      <text:p text:style-name="Text_20_body">- <text:span text:style-name="T1">250g de sucre en poudre</text:span></text:p>
      <text:p text:style-name="Text_20_body">- <text:span text:style-name="T1">500g d’eau bien froide</text:span></text:p>
      <text:p text:style-name="Text_20_body">- <text:span text:style-name="T1">250g d’eau</text:span></text:p>
      <text:p text:style-name="Text_20_body">- <text:span text:style-name="T1">Potentiellement eau de fleur d’oranger, vanille, etc.</text:span></text:p>
      <text:p text:style-name="Text_20_body"/>
      <text:h text:style-name="Heading_20_1" text:outline-level="1">Déroulement :</text:h>
      <text:h text:style-name="Heading_20_2" text:outline-level="2">1 – Lever les zestes</text:h>
      <text:p text:style-name="P1">À l’aide d’un couteau, lever les zestes des citrons en faisant attention à ne pas prendre le blanc</text:p>
      <text:h text:style-name="Heading_20_2" text:outline-level="2">2 – Blanchir 3 fois les zestes</text:h>
      <text:p text:style-name="P1">Une fois les zestes lever, les mettre dans une casserole d’eau froide et les porter à ébullition, une fois l’ébullition atteintes, les rincer immédiatement à l’eau froide.</text:p>
      <text:p text:style-name="P1">Répéter cette opération trois fois en tout, toujours départ à l’eau froide.</text:p>
      <text:h text:style-name="Heading_20_2" text:outline-level="2">3 – <text:span text:style-name="T1">Préparer le sirop</text:span></text:h>
      <text:p text:style-name="P1">Dans une casserole, mettez les 250g de sucre et les 250g d’eau et chauffer en remuant doucement jusqu’à totale dissolution du sucre.</text:p>
      <text:p text:style-name="P1">Une fois le sucre dissous, transvasez dans un récipient pour arrêter la cuisson.</text:p>
      <text:h text:style-name="Heading_20_2" text:outline-level="2">4 – Presser les citrons</text:h>
      <text:p text:style-name="P1">Presser les citrons pour en récupérer le jus, ajoutez la pulpe jusqu’à obtenir 250g en tout.</text:p>
      <text:h text:style-name="Heading_20_2" text:outline-level="2">5 – Mixer</text:h>
      <text:p text:style-name="P1">Mettre dans un mixeur le sirop, le mélange jus et pulpe ainsi que les zestes, puis rajouter 500g d’eau bien froide <text:span text:style-name="T2">(cela permettra notamment de faire redescendre le température du sirop)</text:span>.</text:p>
      <text:p text:style-name="P2">Si besoin, ajouter l’eau de fleur d’oranger, la vanille ou tout autre aromate de votre choix.</text:p>
      <text:p text:style-name="P2"><text:soft-page-break/>Mixer à vitesse maximale pendant 3 minutes.</text:p>
      <text:h text:style-name="Heading_20_2" text:outline-level="2">6 – Réserver <text:span text:style-name="T2">pour la nuit</text:span></text:h>
      <text:p text:style-name="P2">Laisser le liquide dans le bol du mixeur et le placer fermé au frigo pendant 12 heures. Ce temps est nécessaire au développement des arômes.</text:p>
      <text:h text:style-name="Heading_20_2" text:outline-level="2">7 – Filtrer et mettre en bouteille</text:h>
      <text:p text:style-name="P2">Après 12 heures de repos, mettre la préparation en bouteille en la filtrant à l’aide d’un entonnoirs et d’un tamis très fin (gaze, tamis à farine, etc.).</text:p>
      <text:h text:style-name="Heading_20_2" text:outline-level="2">8 – Consommation et conservation</text:h>
      <text:p text:style-name="P2">La citronnade peu se conserver au frigo 1 semaine environ. Il est possible de la congeler, soit sous forme de glaçons, soit directement en bouteille que l’on laissera décongeler au frigo.</text:p>
      <text:p text:style-name="P2">La citronnade est concentrée, il faudra donc la diluer avec de l’eau, plate ou gazeuse, au moment du serv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cc239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6:32:40.299774452</meta:creation-date>
    <dc:date>2018-08-08T16:52:49.678164113</dc:date>
    <meta:editing-duration>PT9M9S</meta:editing-duration>
    <meta:editing-cycles>1</meta:editing-cycles>
    <meta:document-statistic meta:table-count="0" meta:image-count="0" meta:object-count="0" meta:page-count="2" meta:paragraph-count="30" meta:word-count="346" meta:character-count="1993" meta:non-whitespace-character-count="1669"/>
    <meta:generator>LibreOffice/5.1.6.2$Linux_X86_64 LibreOffice_project/10m0$Build-2</meta:generator>
  </office:meta>
</office:document-meta>
</file>